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officeooo:rsid="0019047a" officeooo:paragraph-rsid="0019047a"/>
    </style:style>
    <style:style style:name="P2" style:family="paragraph" style:parent-style-name="Standard">
      <style:paragraph-properties fo:line-height="200%"/>
      <style:text-properties officeooo:rsid="0019047a" officeooo:paragraph-rsid="001aa75f"/>
    </style:style>
    <style:style style:name="P3" style:family="paragraph" style:parent-style-name="Standard">
      <style:text-properties fo:font-weight="normal" officeooo:rsid="006e729c" officeooo:paragraph-rsid="001e2f2f" style:font-weight-asian="normal" style:font-weight-complex="normal"/>
    </style:style>
    <style:style style:name="P4" style:family="paragraph" style:parent-style-name="Standard">
      <style:paragraph-properties fo:line-height="200%"/>
      <style:text-properties officeooo:rsid="001ca353" officeooo:paragraph-rsid="001e2f2f"/>
    </style:style>
    <style:style style:name="P5" style:family="paragraph" style:parent-style-name="Standard">
      <style:paragraph-properties fo:line-height="200%"/>
      <style:text-properties officeooo:paragraph-rsid="001a0390"/>
    </style:style>
    <style:style style:name="P6" style:family="paragraph" style:parent-style-name="Standard">
      <style:paragraph-properties fo:line-height="200%"/>
      <style:text-properties officeooo:paragraph-rsid="0021b2ad"/>
    </style:style>
    <style:style style:name="P7" style:family="paragraph" style:parent-style-name="Standard">
      <style:paragraph-properties fo:line-height="200%"/>
      <style:text-properties fo:font-weight="normal" officeooo:rsid="01612c94" officeooo:paragraph-rsid="001a0390" style:font-weight-asian="normal" style:font-weight-complex="normal"/>
    </style:style>
    <style:style style:name="P8" style:family="paragraph" style:parent-style-name="Standard">
      <style:paragraph-properties fo:line-height="200%"/>
      <style:text-properties officeooo:rsid="002002db" officeooo:paragraph-rsid="002007f5"/>
    </style:style>
    <style:style style:name="P9" style:family="paragraph" style:parent-style-name="Standard">
      <style:paragraph-properties fo:line-height="200%"/>
      <style:text-properties officeooo:rsid="002002db" officeooo:paragraph-rsid="0023225a"/>
    </style:style>
    <style:style style:name="P10" style:family="paragraph" style:parent-style-name="Standard">
      <style:paragraph-properties fo:line-height="200%"/>
      <style:text-properties officeooo:rsid="002007f5" officeooo:paragraph-rsid="002007f5"/>
    </style:style>
    <style:style style:name="P11" style:family="paragraph" style:parent-style-name="Standard">
      <style:paragraph-properties fo:line-height="200%"/>
      <style:text-properties officeooo:rsid="002007f5" officeooo:paragraph-rsid="0021abfd"/>
    </style:style>
    <style:style style:name="P12" style:family="paragraph" style:parent-style-name="Standard">
      <style:paragraph-properties fo:line-height="200%"/>
      <style:text-properties officeooo:rsid="002007f5" officeooo:paragraph-rsid="0021b2ad"/>
    </style:style>
    <style:style style:name="P13" style:family="paragraph" style:parent-style-name="Standard">
      <style:paragraph-properties fo:line-height="200%"/>
      <style:text-properties officeooo:rsid="002007f5" officeooo:paragraph-rsid="0023225a"/>
    </style:style>
    <style:style style:name="P14" style:family="paragraph" style:parent-style-name="Standard">
      <style:text-properties officeooo:rsid="002007f5" officeooo:paragraph-rsid="0021abfd"/>
    </style:style>
    <style:style style:name="P15" style:family="paragraph" style:parent-style-name="Standard">
      <style:paragraph-properties fo:line-height="200%"/>
      <style:text-properties officeooo:rsid="0019047a" officeooo:paragraph-rsid="002007f5"/>
    </style:style>
    <style:style style:name="P16" style:family="paragraph" style:parent-style-name="Standard">
      <style:paragraph-properties fo:line-height="200%"/>
      <style:text-properties officeooo:rsid="0021b2ad" officeooo:paragraph-rsid="0021b2ad"/>
    </style:style>
    <style:style style:name="P17" style:family="paragraph" style:parent-style-name="Standard">
      <style:paragraph-properties fo:line-height="200%"/>
      <style:text-properties officeooo:rsid="0021b2ad" officeooo:paragraph-rsid="00241115"/>
    </style:style>
    <style:style style:name="T1" style:family="text">
      <style:text-properties fo:font-weight="normal" style:font-weight-asian="normal" style:font-weight-complex="normal"/>
    </style:style>
    <style:style style:name="T2" style:family="text">
      <style:text-properties fo:font-weight="normal" officeooo:rsid="01612c94" style:font-weight-asian="normal" style:font-weight-complex="normal"/>
    </style:style>
    <style:style style:name="T3" style:family="text">
      <style:text-properties fo:font-weight="normal" officeooo:rsid="0162518c" style:font-weight-asian="normal" style:font-weight-complex="normal"/>
    </style:style>
    <style:style style:name="T4" style:family="text">
      <style:text-properties fo:font-weight="normal" officeooo:rsid="0165e6cc" style:font-weight-asian="normal" style:font-weight-complex="normal"/>
    </style:style>
    <style:style style:name="T5" style:family="text">
      <style:text-properties fo:font-weight="normal" officeooo:rsid="01637bca" style:font-weight-asian="normal" style:font-weight-complex="normal"/>
    </style:style>
    <style:style style:name="T6" style:family="text">
      <style:text-properties fo:font-weight="normal" officeooo:rsid="01809a1b" style:font-weight-asian="normal" style:font-weight-complex="normal"/>
    </style:style>
    <style:style style:name="T7" style:family="text">
      <style:text-properties fo:font-weight="normal" officeooo:rsid="01955843" style:font-weight-asian="normal" style:font-weight-complex="normal"/>
    </style:style>
    <style:style style:name="T8" style:family="text">
      <style:text-properties fo:font-weight="normal" officeooo:rsid="001a0390" style:font-weight-asian="normal" style:font-weight-complex="normal"/>
    </style:style>
    <style:style style:name="T9" style:family="text">
      <style:text-properties fo:font-weight="normal" officeooo:rsid="0106b825" style:font-weight-asian="normal" style:font-weight-complex="normal"/>
    </style:style>
    <style:style style:name="T10" style:family="text">
      <style:text-properties fo:font-weight="normal" officeooo:rsid="014f363f" style:font-weight-asian="normal" style:font-weight-complex="normal"/>
    </style:style>
    <style:style style:name="T11" style:family="text">
      <style:text-properties fo:font-weight="normal" officeooo:rsid="01071e0b" style:font-weight-asian="normal" style:font-weight-complex="normal"/>
    </style:style>
    <style:style style:name="T12" style:family="text">
      <style:text-properties fo:font-weight="normal" officeooo:rsid="006e729c" style:font-weight-asian="normal" style:font-weight-complex="normal"/>
    </style:style>
    <style:style style:name="T13" style:family="text">
      <style:text-properties fo:font-weight="normal" officeooo:rsid="0106e11a" style:font-weight-asian="normal" style:font-weight-complex="normal"/>
    </style:style>
    <style:style style:name="T14" style:family="text">
      <style:text-properties fo:font-weight="normal" officeooo:rsid="013d97ed" style:font-weight-asian="normal" style:font-weight-complex="normal"/>
    </style:style>
    <style:style style:name="T15" style:family="text">
      <style:text-properties fo:font-weight="normal" officeooo:rsid="01073846" style:font-weight-asian="normal" style:font-weight-complex="normal"/>
    </style:style>
    <style:style style:name="T16" style:family="text">
      <style:text-properties fo:font-weight="normal" officeooo:rsid="0174af4d" style:font-weight-asian="normal" style:font-weight-complex="normal"/>
    </style:style>
    <style:style style:name="T17" style:family="text">
      <style:text-properties fo:font-weight="normal" officeooo:rsid="01543527" style:font-weight-asian="normal" style:font-weight-complex="normal"/>
    </style:style>
    <style:style style:name="T18" style:family="text">
      <style:text-properties fo:font-weight="normal" officeooo:rsid="00702784" style:font-weight-asian="normal" style:font-weight-complex="normal"/>
    </style:style>
    <style:style style:name="T19" style:family="text">
      <style:text-properties fo:font-weight="normal" officeooo:rsid="01a0d6ab" style:font-weight-asian="normal" style:font-weight-complex="normal"/>
    </style:style>
    <style:style style:name="T20" style:family="text">
      <style:text-properties fo:font-weight="normal" officeooo:rsid="00741cf0" style:font-weight-asian="normal" style:font-weight-complex="normal"/>
    </style:style>
    <style:style style:name="T21" style:family="text">
      <style:text-properties fo:font-weight="normal" officeooo:rsid="002007f5" style:font-weight-asian="normal" style:font-weight-complex="normal"/>
    </style:style>
    <style:style style:name="T22" style:family="text">
      <style:text-properties fo:font-weight="normal" officeooo:rsid="0021abfd" style:font-weight-asian="normal" style:font-weight-complex="normal"/>
    </style:style>
    <style:style style:name="T23" style:family="text">
      <style:text-properties fo:font-weight="normal" officeooo:rsid="0021b2ad" style:font-weight-asian="normal" style:font-weight-complex="normal"/>
    </style:style>
    <style:style style:name="T24" style:family="text">
      <style:text-properties fo:font-weight="normal" officeooo:rsid="00222122" style:font-weight-asian="normal" style:font-weight-complex="normal"/>
    </style:style>
    <style:style style:name="T25" style:family="text">
      <style:text-properties fo:font-weight="normal" officeooo:rsid="0023225a" style:font-weight-asian="normal" style:font-weight-complex="normal"/>
    </style:style>
    <style:style style:name="T26" style:family="text">
      <style:text-properties fo:font-weight="normal" officeooo:rsid="00241115" style:font-weight-asian="normal" style:font-weight-complex="normal"/>
    </style:style>
    <style:style style:name="T27" style:family="text">
      <style:text-properties officeooo:rsid="0021abfd"/>
    </style:style>
    <style:style style:name="T28" style:family="text">
      <style:text-properties officeooo:rsid="0021b2a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officeooo:rsid="002221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 Known Antidote': Paraquat and it's domestic users in Britain</text:p>
      <text:p text:style-name="P1"/>
      <text:p text:style-name="P2">I'm researching chemicals and the people who used them at home between the 1930s and the 1980s. Weed control as a domestic task, is often shared by men and women as a time consuming but necessary part of maintaining a garden in order that it can be enjoyed and admired. As such, a great selection of chemical and mechanical aids have been developed to make this job easier and faster. This talk is part of my case study of a herbicide called paraquat, which focusses on how two products, Gramoxone and Weedol, were used in the domestic environment, even though one of them certainly was not ever meant to be used at home. </text:p>
      <text:p text:style-name="P1"/>
      <text:p text:style-name="P4">Paraquat was developed by a company called Plant Protection Limited, who were a subsidiary of Imperial Chemical Industries (ICI). For simplicity, I will refer to the company as ICI. The herbicide was developed quite rapidly, and from the start ICI were keen to maximise their market by offering an agricultural and a domestic version. <text:span text:style-name="T9">Initially, the concentration was </text:span><text:span text:style-name="T10">to be the</text:span><text:span text:style-name="T9"> only difference between the </text:span><text:span text:style-name="T11">agricultural and domestic </text:span><text:span text:style-name="T9">products, with ICI planning on </text:span><text:span text:style-name="T10">domestication through </text:span><text:span text:style-name="T11">reducing the size of</text:span><text:span text:style-name="T9"> bottles. </text:span><text:span text:style-name="T1">When these plans were submitted to expert committees as part of the Pesticides Safety Precautionary Scheme and the Agricultural Chemicals Approval Scheme, the members </text:span><text:span text:style-name="T12">were apprehensive about </text:span><text:span text:style-name="T1">ICI's</text:span><text:span text:style-name="T12"> plans for a less concentrated liquid formulation for home use. </text:span><text:span text:style-name="T1">Paraquat liquid was corrosive, had been shown to cause skin irritation and cataract as well as acute oral toxicity in animal models</text:span><text:span text:style-name="T12">, </text:span><text:span text:style-name="T1">and the committees were</text:span><text:span text:style-name="T12"> concerned that </text:span><text:span text:style-name="T1">domestic</text:span><text:span text:style-name="T12"> users would not be as experienced with handling chemicals and could </text:span><text:span text:style-name="T1">come to harm</text:span><text:span text:style-name="T12">. </text:span><text:span text:style-name="T13">The</text:span><text:span text:style-name="T14">ir user was imagined to be naïve with respect to handling chemicals, as they did not appear to consider what other experience users might have </text:span><text:span text:style-name="T13">handling diverse chemicals in their daily lives, </text:span><text:span text:style-name="T14">either at home or at work</text:span><text:span text:style-name="T13">. </text:span><text:span text:style-name="T12">They </text:span><text:span text:style-name="T15">refused to give </text:span><text:soft-page-break/><text:span text:style-name="T10">Weedol </text:span><text:span text:style-name="T15">clearance until there was more detailed toxicological information and </text:span><text:span text:style-name="T12">directed the company to look at alternative preparations </text:span><text:span text:style-name="T10">that would avoid handling and potentially splashing or spilling corrosive liquids</text:span><text:span text:style-name="T12">, </text:span><text:span text:style-name="T15">so</text:span><text:span text:style-name="T12"> </text:span><text:span text:style-name="T16">PPL</text:span><text:span text:style-name="T12"> continued work on developing a solid, granular version </text:span><text:span text:style-name="T15">of paraquat </text:span><text:span text:style-name="T12">that domestic users could dissolve and apply safely. </text:span></text:p>
      <text:p text:style-name="P3"/>
      <text:p text:style-name="P4"><text:span text:style-name="T17">The result was </text:span><text:span text:style-name="T18">pre-weighed sachets of solid pellets containing 5% paraquat, that were dissolved directly in a watering can or sprayer. </text:span><text:span text:style-name="T19">In this way, domestic users did not have to handle the product to measure it out, it was less likely to splash about, and the </text:span><text:span text:style-name="T25">small amount meant that there</text:span><text:span text:style-name="T19"> should not be any left over granules or liquid to store.</text:span><text:span text:style-name="T18"> </text:span><text:span text:style-name="T16">This system of delivery satisfied the expert committees and </text:span><text:span text:style-name="T19">i</text:span><text:span text:style-name="T17">n 196</text:span><text:span text:style-name="T16">4</text:span><text:span text:style-name="T17"> Weedol was given provisional </text:span><text:span text:style-name="T16">commercial </text:span><text:span text:style-name="T17">clearance, joining Gramoxone in this state of availability. </text:span><text:span text:style-name="T20"><text:s/></text:span></text:p>
      <text:p text:style-name="P5"><text:span text:style-name="T2"/></text:p>
      <text:p text:style-name="P8"><text:span text:style-name="T2">I</text:span><text:span text:style-name="T1">f we examine the adverts carried by newspapers for Gramoxone and Weedol we can get an idea of ICI's imagined or idealised users </text:span><text:span text:style-name="T26">and uses</text:span><text:span text:style-name="T1">. It might be expected that Gramoxone would not be promoted in everyday newspapers but The Times </text:span><text:span text:style-name="T21">had an</text:span><text:span text:style-name="T1"> agricultural supplement or special report </text:span><text:span text:style-name="T21">where this herbicide was advertised</text:span><text:span text:style-name="T1">. </text:span></text:p>
      <text:p text:style-name="P10"><text:span text:style-name="T1">[show 1963 Gramoxone advert]</text:span></text:p>
      <text:p text:style-name="P9"><text:span text:style-name="T1">ICI's ideal gramoxone user is a farmer, </text:span><text:span text:style-name="T25">he's standing in a field</text:span><text:span text:style-name="T1">, willing to try new technologies, bettering his farm for the long term. </text:span><text:span text:style-name="T21">The information is technically detailed, as are many of the other product advertisements in the supplement</text:span><text:span text:style-name="T1">. </text:span><text:span text:style-name="T21">ICI judged that even with the Times' small circulation figures, through it they would be able to reach </text:span><text:span text:style-name="T1">farmers and land</text:span><text:span text:style-name="T21">owners</text:span><text:span text:style-name="T1">, people who may be in a position to make decisions or form opinions on the practicalities of farming. </text:span></text:p>
      <text:p text:style-name="P9"><text:span text:style-name="T1"><text:s/></text:span></text:p>
      <text:p text:style-name="P10"><text:span text:style-name="T2">[</text:span><text:span text:style-name="T1">show 1966 advert for Weedol]</text:span></text:p>
      <text:p text:style-name="P10"><text:span text:style-name="T2">I</text:span><text:span text:style-name="T1">n the earliest adverts for Weedol, we aren't shown a full image of the user but we can see </text:span><text:soft-page-break/><text:span text:style-name="T1">some hands in masculine shirt sleeves, trousered legs. No kneeling, no grass stains or mud, using Weedol is clean and easy. </text:span><text:span text:style-name="T25">Its a domestic or small scale environment, with the product being carefully applied around a cherished plant. </text:span><text:span text:style-name="T1">We're given a lot of information about its benefits, how and where to apply it as well as what the packaging look like. We're told it's harmless (when used as directed), that it doesn't disturb the soil which would encourage more weeds. </text:span></text:p>
      <text:p text:style-name="P5"><text:span text:style-name="T2"/></text:p>
      <text:p text:style-name="P5"><text:span text:style-name="T2">Where a user is pictured, ICI's idealised user is </text:span><text:span text:style-name="T6">adult, and </text:span><text:span text:style-name="T2">male. Although the rhetoric of weeding </text:span><text:span text:style-name="T5">can be</text:span><text:span text:style-name="T2"> war-like, invoking battles, domination and death, the language of Weedol adverts was restrained in this sense and instead focused on saving time and effort, which is applicable to both men and women. </text:span><text:span text:style-name="T7">R</text:span><text:span text:style-name="T3">eaders of any gender are included in the advert through the </text:span><text:span text:style-name="T7">consistent </text:span><text:span text:style-name="T3">use of the direct address 'you'. </text:span><text:span text:style-name="T7">The most common image that the user can relate to in the advert, is that of the packaging which they can go on to find in their shop.</text:span><text:span text:style-name="T3"> </text:span></text:p>
      <text:p text:style-name="P7"/>
      <text:p text:style-name="P15"><text:span text:style-name="T2">However, </text:span><text:span text:style-name="T3">by not featuring a woman applying the product, the overall balance of is tipped towards addressing men as the principle likely users of their product. </text:span></text:p>
      <text:p text:style-name="P10"><text:span text:style-name="T3">[</text:span><text:span text:style-name="T1">show spring spray advert]</text:span></text:p>
      <text:p text:style-name="P15"><text:span text:style-name="T3">In the search for Weedol adverts, I found one for </text:span><text:span text:style-name="T4">Spring Spray</text:span><text:span text:style-name="T3"> on the same page as Weedol which show</text:span><text:span text:style-name="T5">ed</text:span><text:span text:style-name="T3"> a woman applying </text:span><text:span text:style-name="T8">the </text:span><text:span text:style-name="T3">pesticide spray, although it was framed as 'spring cleaning in the garden'. <text:s/></text:span></text:p>
      <text:p text:style-name="P15"><text:span text:style-name="T3"/></text:p>
      <text:p text:style-name="P13"><text:span text:style-name="T22">In </text:span><text:span text:style-name="T25">newspaper</text:span><text:span text:style-name="T22"> gardening columns, </text:span><text:span text:style-name="T25">paraquat herbicide was embraced but </text:span><text:span text:style-name="T22">where Weedol should have been recommended by brandname </text:span><text:span text:style-name="T25">as it was the only product like that available</text:span><text:span text:style-name="T22">, paraquat was advised. </text:span><text:span text:style-name="T25">This may</text:span><text:span text:style-name="T22"> have contributed to a misunderstanding of which product was appropriate for home use.</text:span></text:p>
      <text:p text:style-name="P15"><text:soft-page-break/><text:span text:style-name="T3"/></text:p>
      <text:p text:style-name="P10">The title of this talk <text:span text:style-name="T30">is</text:span> 'No known antidote' and as we've been looking at adverts, we have not gained any sense that this could be a potentially dangerous chemical. One of the most important instructions that came with Gramoxone was to not put it into an unlabelled bottle. </text:p>
      <text:p text:style-name="P6"><text:span text:style-name="T1">There was a lot of room for negotiating the wording on labels.</text:span><text:span text:style-name="Footnote_20_Symbol"><text:span text:style-name="T1"> </text:span></text:span><text:span text:style-name="Footnote_20_Symbol"><text:span text:style-name="T24">ICI</text:span></text:span><text:span text:style-name="T1"> were resistant to suggestions that the word 'Poison' should be included on the label, as they did not want potential users to be scared by the word “poison” and put off using their product. They maintained that when users followed the instructions, the product was safe. In 1968, they reworded the labels to include 'Dangerous if swallowed', which is </text:span><text:span text:style-name="T25">still</text:span><text:span text:style-name="T1"> not as direct. By 1973, the word 'Poison' appeared prominently on Gramoxone bottles.</text:span></text:p>
      <text:p text:style-name="P6"/>
      <text:p text:style-name="P6"><text:span text:style-name="T1">No matter what words were employed </text:span><text:span text:style-name="T23">on the label</text:span><text:span text:style-name="T1">, the reception of them depended on the user. If they did notice and read the label, this was no guarantee that they would not still take a sample of the chemical for domestic use. As an experienced user, they may well have </text:span><text:span text:style-name="T23">felt</text:span><text:span text:style-name="T1"> <text:s/>competent to use the same product at home. Where the problem generally lay was in the presence of other people in the domestic environment who could not be expected to know what the liquid was or the warnings that accompanied the herbicide. Once inside an unlabelled, reused bottle, the herbicide could be given another identity by an unsuspecting, unintended user. The familiar shapes of drinks bottles, an important part of their brand identity, sent out the wrong signals about safe contents when they were reused to store agrochemicals. The bottles of concentrated herbicide found their way into bags,</text:span><text:span text:style-name="Footnote_20_Symbol"><text:span text:style-name="T1"> </text:span></text:span><text:span text:style-name="T1">glove compartments, sheds, kitchens</text:span><text:span text:style-name="Footnote_20_Symbol"><text:span text:style-name="T1"> </text:span></text:span><text:span text:style-name="T1">and even fridges where they were mistaken for dark coloured drinks: cordial, cola,</text:span><text:span text:style-name="Footnote_20_Symbol"><text:span text:style-name="T1"> </text:span></text:span><text:span text:style-name="T1">beer, wine,</text:span><text:span text:style-name="Footnote_20_Symbol"><text:span text:style-name="T1"> </text:span></text:span><text:span text:style-name="T1">or sherry,</text:span><text:span text:style-name="Footnote_20_Symbol"><text:span text:style-name="T1"> </text:span></text:span><text:span text:style-name="T1">then swigged by curious or thirsty children, teens and adults, with very serious and sad consequences. </text:span></text:p>
      <text:p text:style-name="P10"/>
      <text:p text:style-name="P10"><text:soft-page-break/>News stories invariably conveyed the lack of effective treatment, often deploying the stock phrase <text:span text:style-name="T27">'</text:span>no known antidote<text:span text:style-name="T27">'</text:span>. <text:s/>This idea grabbed the imagination, and it was sufficiently frightening to sell newspapers, and prompt readers to write letters calling for it to be banned. Arsenic based weedkillers had been fatally poisoning people for much longer, and correspondingly progression and management of poisoning was better understood and accepted. As <text:span text:style-name="T30">Bill Boon, one of the inventors of paraquat herbicide,</text:span> wearily noted, this antidote statement was technically accurate, but it was not unusual as in the true sense of antidote where one chemical neutralises another, very few poisons have an antidote, not even aspirin. </text:p>
      <text:p text:style-name="P10"/>
      <text:p text:style-name="P10">However, it was useful shorthand in newspapers for expressing the horror and despair that was experienced by victims, their families, and the medics who cared for them. The lining of the mouth and throat could be burned and ulcerated, and the kidneys could also be acutely stressed and permanently damaged. In the lungs, paraquat causes cell proliferation and inflammation, described in newspapers as solidifying, which steadily and irreversibly reduced lung function. Despite doctors' best efforts to deactivate or dilute the chemical in the bloodstream, they were very rarely successful, it was often hard to know how much had been ingested to start with and tests for quantifying paraquat in blood and urine were crude. <text:s/></text:p>
      <text:p text:style-name="P11"/>
      <text:p text:style-name="P12"><text:span text:style-name="T27">E</text:span>ducative campaigns about general household safety were proposed, <text:span text:style-name="T28">but </text:span>most of the attention was focused on changing the chemical to make it more <text:span text:style-name="T27">noticeably</text:span> poisonous, by adding an obnoxious smell, by changing the colour, or by making it thicker, or causing it to gel in the stomach. <text:span text:style-name="T27">In summer 1972, marking ten years of paraquat on the market the Daily Mail ramped up their reporting of paraquat poisoning. </text:span></text:p>
      <text:p text:style-name="P16">[show 1972 Should this Killer article]</text:p>
      <text:p text:style-name="P12"><text:soft-page-break/></text:p>
      <text:p text:style-name="P12"><text:span text:style-name="T27">The newspaper ran their own investigation into how easy it was to obtain Gramoxone, showing that controls on retail were not working. They contacted spokespeople from ICI, MAFF, and the Pharmaceutical Society, and were able to portray the chemical company positively, as working hard to make the formulation of the very effective and valuable herbicide safer, and investing research for better treatments. The paper kept a running totals of deaths, continued calling for better retail practices, clearer labelling, and more thorough governmental approval processes, while continuing to carry regular advertisements for Weedol and other ICI garden care chemicals. </text:span></text:p>
      <text:p text:style-name="P11"/>
      <text:p text:style-name="P11"><text:span text:style-name="T27">Later in 1972 the Mail carried their first report on suicide using paraquat, and although it had been used for this purpose for longer, could their, <text:s/>educative articles have opened more eyes to its uses beyond killing weeds? In 1973 Dr Matthews of the Poisons Board blamed what he called 'disproportionate' media coverage given to paraquat deaths for the fact that in Scotland, the number of accidental deaths from paraquat was overshadowed by the number of suicides with the chemical. In 1974, there were two weeks of coverage of the first of several murder trials to feature Gramoxone. On the subject of educating people to the misuses, as opposed to safe use, all the media remained silent.</text:span></text:p>
      <text:p text:style-name="P14"><text:span text:style-name="T1"/></text:p>
      <text:p text:style-name="P12"><text:span text:style-name="T1">An alternative approach </text:span><text:span text:style-name="T25">to preventing accidental poisoning</text:span><text:span text:style-name="T1"> suggested by </text:span><text:span text:style-name="T25">the </text:span><text:span text:style-name="T1">Scottish Medical Officer of Health involved criminalising </text:span><text:span text:style-name="T25">those</text:span><text:span text:style-name="T1"> who used soft drink bottles for the storage of anything other than soft drinks, through the amendment of the Soft Drinks Regulations. In the 1960s cash deposits on glass bottles caused the Medical Officer of Health concern that bottles which had been used to store noxious household or garden chemicals would then be returned tainted with residue. However, this was considered unnecessary </text:span><text:span text:style-name="T22">by MAFF</text:span><text:span text:style-name="T1">, as the Poisons Law already covered the sale of poisons, </text:span><text:span text:style-name="T22">and</text:span><text:span text:style-name="T1"> that </text:span><text:span text:style-name="T22">enforcing how people used bottles in their </text:span><text:soft-page-break/><text:span text:style-name="T22">private, domestic environments</text:span><text:span text:style-name="T1"> would be impossible.</text:span></text:p>
      <text:p text:style-name="P12"><text:span text:style-name="T23"/></text:p>
      <text:p text:style-name="P17"><text:span text:style-name="T1">I conclude that unintended uses of paraquat herbicides brought the chemical to wider attention, and media reports contributed to unintended uses being perpetuated. </text:span><text:span text:style-name="T26">Considerations of the user featured prominently in the development of paraquat herbicides but not all users considered the specially developed domestic product necessary or suitable for them. </text:span><text:span text:style-name="T1">Gramoxone, although never intended by the manufacturers or regulatory authorities for domestic use </text:span><text:span text:style-name="T29">was</text:span><text:span text:style-name="T1"> invited into some private homes and gardens, where it sometimes result</text:span><text:span text:style-name="T26">ed</text:span><text:span text:style-name="T1"> in fatal poisoning. Despite Gramoxone being on the market since 1962, deaths relating to it were only evident from 1966, which was when Weedol was widely marketed to home gardeners. <text:s/></text:span></text:p>
      <text:p text:style-name="P16"><text:span text:style-name="T1"/></text:p>
      <text:p text:style-name="P17"><text:span text:style-name="T1">Overall, the number of deaths in relation to the total volume of paraquat sold and used was very small, the precautions were easily followed, and the herbicide was extremely effective. This meant that ICI and regulatory government committees could not seriously contemplate a ban of such a valuable agricultural chemical, although ICI were directed to, and did, investigate and instigate a variety of changes to the formulation. </text:span><text:span text:style-name="T26">Although the most important cause of accidents was users, rather than the inherent toxicity of the chemical, the large, diverse, population of users were much harder to influence and control than the company. </text:span></text:p>
      <text:p text:style-name="P16"><text:span text:style-name="T1"/></text:p>
      <text:p text:style-name="P16"><text:span text:style-name="T1">Thank you for your attention. I look forward to your comments and ques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WW-Footnote_20_Characters" style:display-name="WW-Footnote Character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1:39:23.692993000</meta:creation-date>
    <dc:date>2014-03-17T11:45:54.763776000</dc:date>
    <meta:editing-duration>PT49M10S</meta:editing-duration>
    <meta:editing-cycles>4</meta:editing-cycles>
    <meta:generator>LibreOffice/4.1.4.2$MacOSX_x86 LibreOffice_project/0a0440ccc0227ad9829de5f46be37cfb6edcf72</meta:generator>
    <meta:document-statistic meta:table-count="0" meta:image-count="0" meta:object-count="0" meta:page-count="7" meta:paragraph-count="29" meta:word-count="2068" meta:character-count="12748" meta:non-whitespace-character-count="10682"/>
  </office:meta>
</office:document-meta>
</file>